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b92c" officeooo:paragraph-rsid="001ab92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b92c" officeooo:paragraph-rsid="001ab92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e507f" officeooo:paragraph-rsid="001e507f"/>
    </style:style>
    <style:style style:name="P4" style:family="paragraph" style:parent-style-name="Standard">
      <style:text-properties style:text-underline-style="none" officeooo:rsid="001ab92c" officeooo:paragraph-rsid="001ab92c"/>
    </style:style>
    <style:style style:name="P5" style:family="paragraph" style:parent-style-name="Standard">
      <style:text-properties officeooo:paragraph-rsid="001ab9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officeooo:rsid="001ab92c"/>
    </style:style>
    <style:style style:name="T3" style:family="text">
      <style:text-properties officeooo:rsid="001c73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</text:span>eminars 31.08</text:p>
      <text:p text:style-name="P1"/>
      <text:p text:style-name="P4">location: </text:p>
      <text:p text:style-name="P4"/>
      <text:p text:style-name="P4">duration:</text:p>
      <text:p text:style-name="P4"/>
      <text:p text:style-name="P3">Speaker 1</text:p>
      <text:p text:style-name="P4"/>
      <text:p text:style-name="P5"><text:span text:style-name="T2">Trish Nanayakkara: </text:span></text:p>
      <text:p text:style-name="P5"/>
      <text:p text:style-name="P5"><text:span text:style-name="T2">title: </text:span><text:s/>“Morphological Computation of Perception and Action”.</text:p>
      <text:p text:style-name="P4"/>
      <text:p text:style-name="P4"/>
      <text:p text:style-name="P1">Speaker 2</text:p>
      <text:p text:style-name="P4"/>
      <text:p text:style-name="P4"/>
      <text:p text:style-name="P1">Speaker 3</text:p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0:05:36.941079436</meta:creation-date>
    <dc:date>2016-06-23T10:07:51.949707615</dc:date>
    <meta:editing-duration>PT3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9" meta:character-count="140" meta:non-whitespace-character-count="126"/>
  </office:meta>
</office:document-meta>
</file>